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Diego Domínguez</text:initial-creator></text:p>
      <text:p text:style-name="OrgSubtitle"/>
      <text:p text:style-name="Text_20_body">La dirección IP es el<text:span text:style-name="Emphasis">identificador</text:span> de un dispositivo dentro de una red, este debe ser único y debe seguir el protocolo de red IP.
</text:p>
      <text:p text:style-name="Text_20_body">Existe el famoso protocolo de direccionamiento IPv4, sin embargo, las direcciones otorgadas por eset protocolo han sido agotadas, por lo tanto, el uso de un protocolo, llamado IPv6, es el nuevo estándar.
</text:p>
      <text:p text:style-name="Text_20_body">Lo que tienen en común ambos protocolos es que ambos:
</text:p>
      <text:list text:style-name="OrgBulletedList" text:continue-numbering="false">
        <text:list-item>
          <text:p text:style-name="Text_20_body">Se encargan de otorgar direcciones IP únicas a cada dispositivo de la red.
</text:p>
        </text:list-item>
        <text:list-item>
          <text:p text:style-name="Text_20_body">Ambos pueden asignar direcciones estáticas o dinámicas.
</text:p>
        </text:list-item>
      </text:list>
      <text:p text:style-name="Text_20_body">Una dirección IP, es un número de 32 bits. Para hacerlo más legible a los humanos, es convención separar esos 32 números en grupos de 8:
</text:p>
      <text:p text:style-name="Text_20_body">Ejemplo:<text:span text:style-name="OrgCode">$$11000000101010000000000000000001$$</text:span>
</text:p>
      <text:p text:style-name="Text_20_body">Se separaría en:<text:span text:style-name="OrgCode">$$11000000.10101000.00000000.00000001$$</text:span>
</text:p>
      <text:p text:style-name="Text_20_body">Así, del número separado en 8 dígitos podemos representarlo a sistema decimal, quedando:<text:span text:style-name="OrgCode">$$192.168.0.1$$</text:span>
</text:p>
      <text:p text:style-name="Text_20_body">Así, del número separado en 8 dígitos podemos representarlo a sistema decimal, quedando: 192.168.0.1
</text:p>
      <text:p text:style-name="Text_20_body">En IPv4, cada uno de los campos representa un número en el rango de 1 byte (8 bits): 0 - 255.
</text:p>
      <text:p text:style-name="Text_20_body">Una de las características de las direcciones IP es que contienten dos componentes:
</text:p>
      <text:list text:style-name="OrgBulletedList" text:continue-numbering="false">
        <text:list-item>
          <text:p text:style-name="Text_20_body">El prefijo de red (bits que identifican a la red).
</text:p>
        </text:list-item>
        <text:list-item>
          <text:p text:style-name="Text_20_body">El identificador del dispositivo (bits que identifican al dispositivo que está en esa red).
</text:p>
        </text:list-item>
      </text:list>
      <text:p text:style-name="Text_20_body">Se intuye que todos los dispositivos conectados a la misma red tendrán el<text:span text:style-name="Bold">mismo prefijo</text:span>
</text:p>
      <text:p text:style-name="Text_20_body">Si una red:
</text:p>
      <text:list text:style-name="OrgBulletedList" text:continue-numbering="false">
        <text:list-item>
          <text:p text:style-name="Text_20_body">Solo utiliza el primer byte para identificarse, es una red de<text:span text:style-name="Bold">clase A</text:span>. Si el primer octeto está entre<text:span text:style-name="Emphasis">1 y 127</text:span> es de esta clase.
</text:p>
        </text:list-item>
        <text:list-item>
          <text:p text:style-name="Text_20_body">Utiliza dos bytes para identificarse, es<text:span text:style-name="Bold">clase B</text:span>. Si el primer octeto está entre<text:span text:style-name="Emphasis">128 y 191</text:span> es de esta clase.
</text:p>
        </text:list-item>
        <text:list-item>
          <text:p text:style-name="Text_20_body">Utiliza 3 bytes,<text:span text:style-name="Bold">clase C</text:span>. El primer octeto está entre<text:span text:style-name="Emphasis">192 y 223</text:span>.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Diego Domínguez</dc:creator>
    <meta:initial-creator>Diego Domínguez</meta:initial-creator>
    <dc:date>2023-02-24T13:06:56</dc:date>
    <meta:creation-date>2023-02-24T13:06:56</meta:creation-date>
    <meta:generator>Emacs 28.2 (Org mode 9.6)</meta:generator>
    <meta:keyword/>
    <dc:subject/>
    <dc:title/>
  </office:meta>
</office:document-meta>
</file>